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T1"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Analisi del Malware Win32.Mydoom.a e Implicazioni per le Minacce Moderne</text:span></text:span></text:p>
      <text:p text:style-name="Text_20_body"><text:span text:style-name="Strong_20_Emphasis">Introduzione</text:span> Win32.Mydoom.a è un worm di tipo mass-mailing che si è diffuso rapidamente attraverso la posta elettronica e le reti peer-to-peer (P2P). Progettato per massimizzare la sua capacità di propagazione, il malware sfrutta una struttura modulare per eseguire una serie di azioni dannose, tra cui l'invio massivo di email infette, la raccolta di indirizzi email, l'attacco a specifici obiettivi tramite Denial of Service (DoS) e l'installazione di una backdoor per il controllo remoto.</text:p>
      <text:p text:style-name="Text_20_body">Sebbene Mydoom risalga al 2004, i principi alla base della sua diffusione sono ancora attuali. Gli attacchi informatici moderni impiegano tecniche più sofisticate, come il phishing mirato con allegati dannosi, l'uso di exploit zero-day per compromettere sistemi aggiornati e l'impiego di infrastrutture decentralizzate per eludere il rilevamento. L'evoluzione delle minacce rende fondamentale comprendere le dinamiche di Mydoom per migliorare le strategie di difesa contro le minacce attuali.</text:p>
      <text:p text:style-name="Text_20_body"><text:span text:style-name="Strong_20_Emphasis">Struttura e Funzionamento di Mydoom</text:span> Win32.Mydoom.a si articola in diversi moduli che lavorano sinergicamente per garantire l'efficacia delle operazioni malevole:</text:p>
      <text:list text:style-name="L1">
        <text:list-item>
          <text:p text:style-name="P1"><text:span text:style-name="Strong_20_Emphasis">Propagazione via email:</text:span> Il malware genera email infette con allegati dannosi, utilizzando tecniche di offuscamento per eludere i filtri di sicurezza. </text:p>
        </text:list-item>
        <text:list-item>
          <text:p text:style-name="P1"><text:span text:style-name="Strong_20_Emphasis">Raccolta di indirizzi email:</text:span> Scansiona il sistema per individuare indirizzi email da utilizzare per la propagazione. </text:p>
        </text:list-item>
        <text:list-item>
          <text:p text:style-name="P1"><text:span text:style-name="Strong_20_Emphasis">Attacco DoS:</text:span> Può colpire specifici obiettivi, come il sito <text:a xlink:type="simple" xlink:href="http://www.sco.com/" text:style-name="Internet_20_link" text:visited-style-name="Visited_20_Internet_20_Link">www.sco.com</text:a>, generando un numero elevato di richieste simultanee. </text:p>
        </text:list-item>
        <text:list-item>
          <text:p text:style-name="P1"><text:span text:style-name="Strong_20_Emphasis">Backdoor remota:</text:span> Consente il controllo remoto del sistema infetto attraverso connessioni ai server di comando e controllo (C2). </text:p>
        </text:list-item>
        <text:list-item>
          <text:p text:style-name="P1"><text:span text:style-name="Strong_20_Emphasis">Proxy SOCKS4:</text:span> Permette agli attaccanti di sfruttare il sistema infetto come nodo per occultare ulteriori attività malevole. </text:p>
        </text:list-item>
        <text:list-item>
          <text:p text:style-name="P2"><text:span text:style-name="Strong_20_Emphasis">Tecniche di evasione:</text:span> Offuscamento del codice, modifica del registro di Windows e utilizzo di thread multipli per rendere difficile la rilevazione e la rimozione. </text:p>
        </text:list-item>
      </text:list>
      <text:p text:style-name="Text_20_body"><text:span text:style-name="Strong_20_Emphasis">Minacce Moderne e Evoluzione delle Tecniche di Attacco</text:span> Uno degli aspetti più preoccupanti è l'integrazione delle moderne tecniche di evasione nei malware attuali. Questi possono sfruttare:</text:p>
      <text:list text:style-name="L2">
        <text:list-item>
          <text:p text:style-name="P3"><text:span text:style-name="Strong_20_Emphasis">Offuscamento avanzato del codice</text:span> per rendere difficile l'analisi statica e dinamica. </text:p>
        </text:list-item>
        <text:list-item>
          <text:p text:style-name="P3"><text:span text:style-name="Strong_20_Emphasis">Esecuzione fileless</text:span>, che evita la scrittura di file sul disco, limitando l'efficacia delle soluzioni antivirus tradizionali. </text:p>
        </text:list-item>
        <text:list-item>
          <text:p text:style-name="P3"><text:span text:style-name="Strong_20_Emphasis">Tecniche di living-off-the-land</text:span>, che utilizzano strumenti legittimi già presenti nei sistemi compromessi, come PowerShell e WMI, per evitare il rilevamento. </text:p>
        </text:list-item>
        <text:list-item>
          <text:p text:style-name="P4"><text:span text:style-name="Strong_20_Emphasis">Architetture modulari</text:span>, che permettono il download ed esecuzione di moduli aggiuntivi in base agli obiettivi specifici. </text:p>
        </text:list-item>
      </text:list>
      <text:p text:style-name="Text_20_body">Le botnet moderne sono altamente distribuite e resilienti, sfruttando infrastrutture cloud compromesse e dispositivi IoT vulnerabili per nascondere il traffico malevolo. Inoltre, l'utilizzo di protocolli cifrati e tecniche di domain generation algorithms (DGA) rende il blocco delle comunicazioni C2 estremamente complesso.</text:p>
      <text:p text:style-name="Text_20_body">Un ulteriore sviluppo nelle minacce attuali è l'impiego di intelligenza artificiale per generare campagne di attacco adattive. I malware moderni possono sfruttare tecniche di machine learning per <text:soft-page-break/>analizzare le difese di un sistema e modificare il proprio comportamento in tempo reale per massimizzare l'efficacia dell'attacco.</text:p>
      <text:p text:style-name="Text_20_body"><text:span text:style-name="Strong_20_Emphasis">Strategie di Mitigazione e Difesa</text:span> Per contrastare le minacce evolute, le aziende devono adottare un approccio basato su:</text:p>
      <text:list text:style-name="L3">
        <text:list-item>
          <text:p text:style-name="P5"><text:span text:style-name="Strong_20_Emphasis">Sicurezza zero trust</text:span>, con un controllo rigoroso degli accessi e autenticazioni multifattore. </text:p>
        </text:list-item>
        <text:list-item>
          <text:p text:style-name="P5"><text:span text:style-name="Strong_20_Emphasis">Endpoint Detection and Response (EDR) avanzati</text:span>, per monitorare e rispondere in tempo reale alle attività sospette. </text:p>
        </text:list-item>
        <text:list-item>
          <text:p text:style-name="P5"><text:span text:style-name="Strong_20_Emphasis">Analisi comportamentale dei file in ambienti sandbox</text:span>, per individuare e bloccare potenziali minacce prima che possano diffondersi. </text:p>
        </text:list-item>
        <text:list-item>
          <text:p text:style-name="P5"><text:span text:style-name="Strong_20_Emphasis">Threat hunting</text:span>, per identificare e neutralizzare attacchi latenti. </text:p>
        </text:list-item>
        <text:list-item>
          <text:p text:style-name="P6"><text:span text:style-name="Strong_20_Emphasis">Collaborazione tra team di sicurezza informatica, threat intelligence e law enforcement</text:span>, per tracciare e neutralizzare le minacce emergenti prima che possano causare danni estesi. </text:p>
        </text:list-item>
      </text:list>
      <text:p text:style-name="Text_20_body"><text:span text:style-name="Strong_20_Emphasis">Conclusioni</text:span> Win32.Mydoom.a rappresenta un esempio storico di malware modulare con capacità avanzate di propagazione ed evasione. Sebbene sia stato creato nel 2004, i principi su cui si basa sono ancora rilevanti oggi. La continua evoluzione delle minacce richiede un adattamento costante delle difese informatiche, con un focus su rilevamento avanzato, risposta proattiva e strategie di mitigazione efficaci. Solo un approccio combinato di prevenzione, monitoraggio e cooperazione internazionale può garantire una protezione efficace contro le minacce informatiche modern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6T13:36:32.093000000</meta:creation-date>
    <dc:date>2025-02-06T13:42:48.920000000</dc:date>
    <meta:editing-duration>PT6M18S</meta:editing-duration>
    <meta:editing-cycles>1</meta:editing-cycles>
    <meta:document-statistic meta:table-count="0" meta:image-count="0" meta:object-count="0" meta:page-count="2" meta:paragraph-count="24" meta:word-count="645" meta:character-count="4640" meta:non-whitespace-character-count="4019"/>
    <meta:generator>LibreOffice/24.8.4.2$Windows_X86_64 LibreOffice_project/bb3cfa12c7b1bf994ecc5649a80400d06cd71002</meta:generator>
  </office:meta>
</office:document-meta>
</file>